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102.36mm"/>
    </style:style>
    <style:style style:name="co5" style:family="table-column">
      <style:table-column-properties fo:break-before="auto" style:column-width="13.5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1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13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shrink-to-fit="true"/>
    </style:style>
    <style:style style:name="ce8" style:family="table-cell" style:parent-style-name="Default">
      <style:table-cell-properties fo:background-color="#00b8ff" style:shrink-to-fit="tru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 style:shrink-to-fit="tru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KXKM_audio_battery_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7"/>
        <table:table-column table:style-name="co5" table:default-cell-style-name="Default"/>
        <table:table-column table:style-name="co6" table:default-cell-style-name="ce7"/>
        <table:table-column table:style-name="co6" table:default-cell-style-name="Default"/>
        <table:table-column table:style-name="co6" table:default-cell-style-name="ce7"/>
        <table:table-column table:style-name="co6" table:default-cell-style-name="Default"/>
        <table:table-column table:style-name="co7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KXKM – ESP32 Audio &amp; Battery modul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1.0 – 03/2018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Package</text:p>
          </table:table-cell>
          <table:table-cell table:style-name="ce8" office:value-type="string" calcext:value-type="string">
            <text:p>Link CN</text:p>
          </table:table-cell>
          <table:table-cell table:style-name="ce5" office:value-type="string" calcext:value-type="string">
            <text:p>Price (Qty 100)</text:p>
          </table:table-cell>
          <table:table-cell table:style-name="ce8" office:value-type="string" calcext:value-type="string">
            <text:p>Link Farnell</text:p>
          </table:table-cell>
          <table:table-cell table:style-name="ce5" office:value-type="string" calcext:value-type="string">
            <text:p>Price</text:p>
          </table:table-cell>
          <table:table-cell table:style-name="ce8" office:value-type="string" calcext:value-type="string">
            <text:p>Link RS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Link Mouser</text:p>
          </table:table-cell>
          <table:table-cell table:style-name="ce5" office:value-type="string" calcext:value-type="string">
            <text:p>Commande production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Link DGK</text:p>
          </table:table-cell>
          <table:table-cell table:style-name="ce5" office:value-type="string" calcext:value-type="string">
            <text:p>Price</text:p>
          </table:table-cell>
          <table:table-cell table:style-name="ce5" table:number-columns-repeated="1009"/>
        </table:table-row>
        <table:table-row table:style-name="ro3">
          <table:table-cell office:value-type="string" calcext:value-type="string">
            <text:p>C1,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Wurth-Electronics/885012106010?qs=sGAEpiMZZMs0AnBnWHyRQEGbLOF2VP1iibXHhoDqf2%252bjBR8dADwTBw%3D%3D" xlink:type="simple">710-885012106010</text:a></text:p>
          </table:table-cell>
          <table:table-cell table:style-name="ce9" office:value-type="float" office:value="120" calcext:value-type="float">
            <text:p>120</text:p>
          </table:table-cell>
          <table:table-cell office:value-type="float" office:value="0.046" calcext:value-type="float">
            <text:p>0,04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16,C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,25V</text:p>
          </table:table-cell>
          <table:table-cell office:value-type="string" calcext:value-type="string">
            <text:p>C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Murata-Electronics/GRM188R61E225MA12D?qs=sGAEpiMZZMs0AnBnWHyRQKFZIQ7b73cd0WU1d%2Fiuf08lyeq6nGrSWg%3D%3D" xlink:type="simple">81-GRM188R61E225MA2D</text:a></text:p>
          </table:table-cell>
          <table:table-cell table:style-name="ce9" office:value-type="float" office:value="120" calcext:value-type="float">
            <text:p>120</text:p>
          </table:table-cell>
          <table:table-cell office:value-type="float" office:value="0.044" calcext:value-type="float">
            <text:p>0,04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19,C20,C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Wurth-Electronics/885012206036?qs=sGAEpiMZZMs0AnBnWHyRQEGbLOF2VP1ifgEnLaQuRJrwYaO1zxj10A%3D%3D" xlink:type="simple">710-885012206036</text:a>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0.016" calcext:value-type="float">
            <text:p>0,016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C2,C3,C7,C13,</text:p>
            <text:p>C14,C15,C18,</text:p>
            <text:p>C22,C23,C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Wurth-Electronics/885012206071?qs=sGAEpiMZZMs0AnBnWHyRQEGbLOF2VP1iprT3n4FXsKyn%252b5OoMJVgRQ%3D%3D" xlink:type="simple">710-885012206071</text:a></text:p>
          </table:table-cell>
          <table:table-cell table:style-name="ce9" office:value-type="float" office:value="600" calcext:value-type="float">
            <text:p>600</text:p>
          </table:table-cell>
          <table:table-cell office:value-type="float" office:value="0.021" calcext:value-type="float">
            <text:p>0,02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4,C5,C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,50V</text:p>
          </table:table-cell>
          <table:table-cell office:value-type="string" calcext:value-type="string">
            <text:p>C_1206</text:p>
          </table:table-cell>
          <table:table-cell table:style-name="ce9" office:value-type="string" calcext:value-type="string">
            <text:p><text:a xlink:href="https://lcsc.com/product-detail/Multilayer-Ceramic-Capacitors-MLCC-SMD-SMT_10uF-106-20-50V_C170075.html" xlink:type="simple">https://lcsc.com/product-detail/Multilayer-Ceramic-Capacitors-MLCC-SMD-SMT_10uF-106-20-50V_C170075.html</text:a></text:p>
          </table:table-cell>
          <table:table-cell office:value-type="float" office:value="0.063" calcext:value-type="float">
            <text:p>0,06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50V</text:p>
          </table:table-cell>
          <table:table-cell office:value-type="string" calcext:value-type="string">
            <text:p>CP_Elec_8x10</text:p>
          </table:table-cell>
          <table:table-cell table:style-name="ce9" office:value-type="string" calcext:value-type="string">
            <text:p><text:a xlink:href="https://lcsc.com/product-detail/Aluminum-Electrolytic-Capacitors-SMD_100uF-50V-20_C97812.html" xlink:type="simple">https://lcsc.com/product-detail/Aluminum-Electrolytic-Capacitors-SMD_100uF-50V-20_C97812.html</text:a></text:p>
          </table:table-cell>
          <table:table-cell office:value-type="float" office:value="0.055" calcext:value-type="float">
            <text:p>0,05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CC0603JRNPO7BN200?qs=sGAEpiMZZMs0AnBnWHyRQBZcF7Vf94SCIdz8%2F4qtHcH5%2FKMGYvQjIg%3D%3D" xlink:type="simple">603-CC0603JR7BN200</text:a>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0.008" calcext:value-type="float">
            <text:p>0,0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9,C10,C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,10V</text:p>
          </table:table-cell>
          <table:table-cell office:value-type="string" calcext:value-type="string">
            <text:p>C_0805</text:p>
          </table:table-cell>
          <table:table-cell table:style-name="ce9" office:value-type="string" calcext:value-type="string">
            <text:p><text:a xlink:href="https://lcsc.com/product-detail/Multilayer-Ceramic-Capacitors-MLCC-SMD-SMT_10uF-106-20-16V_C90545.html" xlink:type="simple">https://lcsc.com/product-detail/Multilayer-Ceramic-Capacitors-MLCC-SMD-SMT_10uF-106-20-16V_C90545.html</text:a></text:p>
          </table:table-cell>
          <table:table-cell office:value-type="float" office:value="0.03" calcext:value-type="float">
            <text:p>0,0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,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54CW</text:p>
          </table:table-cell>
          <table:table-cell office:value-type="string" calcext:value-type="string">
            <text:p>SOT-323_SC-70</text:p>
          </table:table-cell>
          <table:table-cell table:style-name="ce9" office:value-type="string" calcext:value-type="string">
            <text:p><text:a xlink:href="https://lcsc.com/product-detail/Schottky-Barrier-Diodes-SBD_BAT54CW_C77321.html" xlink:type="simple">https://lcsc.com/product-detail/Schottky-Barrier-Diodes-SBD_BAT54CW_C77321.html</text:a></text:p>
          </table:table-cell>
          <table:table-cell office:value-type="float" office:value="0.017" calcext:value-type="float">
            <text:p>0,01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,3V,300mW</text:p>
          </table:table-cell>
          <table:table-cell office:value-type="string" calcext:value-type="string">
            <text:p>D_SOD-323</text:p>
          </table:table-cell>
          <table:table-cell table:style-name="ce9" office:value-type="string" calcext:value-type="string">
            <text:p><text:a xlink:href="https://lcsc.com/product-detail/Zener-Diodes_BZT52C3V0S_C19869.html" xlink:type="simple">https://lcsc.com/product-detail/Zener-Diodes_BZT52C3V0S_C19869.html</text:a></text:p>
          </table:table-cell>
          <table:table-cell office:value-type="float" office:value="0.019" calcext:value-type="float">
            <text:p>0,019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D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A,60V</text:p>
          </table:table-cell>
          <table:table-cell table:style-name="ce6" office:value-type="string" calcext:value-type="string">
            <text:p>D_SOD-123F</text:p>
          </table:table-cell>
          <table:table-cell table:style-name="ce10" office:value-type="string" calcext:value-type="string">
            <text:p><text:a xlink:href="https://lcsc.com/product-detail/Schottky-Barrier-Diodes-SBD_B16WS_C77282.html" xlink:type="simple">https://lcsc.com/product-detail/Schottky-Barrier-Diodes-SBD_B16WS_C77282.html</text:a></text:p>
          </table:table-cell>
          <table:table-cell table:style-name="ce6" office:value-type="float" office:value="0.038" calcext:value-type="float">
            <text:p>0,038</text:p>
          </table:table-cell>
          <table:table-cell table:style-name="ce6" office:value-type="string" calcext:value-type="string">
            <text:p>/!\ Commandé chez LCSC en SOD-323 !</text:p>
          </table:table-cell>
          <table:table-cell table:style-name="ce6"/>
          <table:table-cell table:style-name="ce13"/>
          <table:table-cell table:style-name="ce6" table:number-columns-repeated="1015"/>
        </table:table-row>
        <table:table-row table:style-name="ro3">
          <table:table-cell office:value-type="string" calcext:value-type="string">
            <text:p>D5,D7,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table:style-name="ce9" office:value-type="string" calcext:value-type="string">
            <text:p><text:a xlink:href="https://www.aliexpress.com/item/FREE-SHIPPING-1000PCS-0603-1608-0-01W-Super-Green-Clear-Ultra-Bright-SMD-LED-Indication/32591846374.html" xlink:type="simple">https://www.aliexpress.com/item/FREE-SHIPPING-1000PCS-0603-1608-0-01W-Super-Green-Clear-Ultra-Bright-SMD-LED-Indication/32591846374.html</text:a></text:p>
          </table:table-cell>
          <table:table-cell office:value-type="float" office:value="0.006" calcext:value-type="float">
            <text:p>0,00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9,D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_0603</text:p>
          </table:table-cell>
          <table:table-cell table:style-name="ce9" office:value-type="string" calcext:value-type="string">
            <text:p><text:a xlink:href="https://www.aliexpress.com/item/FREE-SHIPPING-1000PCS-0603-1608-0-01W-Super-Yellow-Clear-Ultra-Bright-SMD-LED-Indication/32591842352.html" xlink:type="simple">https://www.aliexpress.com/item/FREE-SHIPPING-1000PCS-0603-1608-0-01W-Super-Yellow-Clear-Ultra-Bright-SMD-LED-Indication/32591842352.html</text:a></text:p>
          </table:table-cell>
          <table:table-cell office:value-type="float" office:value="0.007" calcext:value-type="float">
            <text:p>0,00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</text:p>
          </table:table-cell>
          <table:table-cell table:style-name="ce9" office:value-type="string" calcext:value-type="string">
            <text:p><text:a xlink:href="https://www.aliexpress.com/item/FREE-SHIPPING-1000PCS-0603-1608-0-01W-Super-Red-Clear-Ultra-Bright-SMD-LED-Indication/32593084576.html" xlink:type="simple">https://www.aliexpress.com/item/FREE-SHIPPING-1000PCS-0603-1608-0-01W-Super-Red-Clear-Ultra-Bright-SMD-LED-Indication/32593084576.html</text:a></text:p>
          </table:table-cell>
          <table:table-cell office:value-type="float" office:value="0.006" calcext:value-type="float">
            <text:p>0,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_Straight_1x04_Pitch2.54mm_SMD_Pin1Lef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microSD-Receptacle-SelfEject</text:p>
          </table:table-cell>
          <table:table-cell table:style-name="ce9" office:value-type="string" calcext:value-type="string">
            <text:p><text:a xlink:href="https://www.aliexpress.com/item/50pcs-9pin-Micro-SD-card-slot-connectors-T-Flash-Common-style-size-14-15mm-TF-card/32800316552.html?spm=2114.search0104.3.8.65f4565cjZuWxI&amp;ws_ab_test=searchweb0_0,searchweb201602_5_10152_10151_10065_10344_10068_10342_10343_10340_10341_10084_10083_10618_10305_10304_10307_10306_10302_10313_10059_10184_10534_100031_10103_10627_10626_10624_10623_10622_10621_10620,searchweb201603_25,ppcSwitch_5&amp;algo_expid=53c56eec-0578-41e7-ac8a-bf588ee9bdae-1&amp;algo_pvid=53c56eec-0578-41e7-ac8a-bf588ee9bdae&amp;transAbTest=ae803_3&amp;priceBeautifyAB=0" xlink:type="simple">https://www.aliexpress.com/item/50pcs-9pin-Micro-SD-card-slot-connectors-T-Flash-Common-style-size-14-15mm-TF-card/32800316552.html?spm=2114.search0104.3.8.65f4565cjZuWxI&amp;ws_ab_test=searchweb0_0,searchweb201602_5_10152_10151_10065_10344_10068_10342_10343_10340_10341_10084_10083_10618_10305_10304_10307_10306_10302_10313_10059_10184_10534_100031_10103_10627_10626_10624_10623_10622_10621_10620,searchweb201603_25,ppcSwitch_5&amp;algo_expid=53c56eec-0578-41e7-ac8a-bf588ee9bdae-1&amp;algo_pvid=53c56eec-0578-41e7-ac8a-bf588ee9bdae&amp;transAbTest=ae803_3&amp;priceBeautifyAB=0</text:a></text:p>
          </table:table-cell>
          <table:table-cell office:value-type="float" office:value="0.06" calcext:value-type="float">
            <text:p>0,06</text:p>
          </table:table-cell>
          <table:table-cell table:number-columns-repeated="4"/>
          <table:table-cell table:style-name="ce9" office:value-type="string" calcext:value-type="string">
            <text:p><text:a xlink:href="https://www.mouser.fr/ProductDetail/Amphenol-Commercial-Products/1140084168?qs=sGAEpiMZZMuJakaoiLiBph8FsDENMA%2FPYqiScc5bEa4%3D" xlink:type="simple">523-114-00841-68</text:a></text:p>
          </table:table-cell>
          <table:table-cell/>
          <table:table-cell office:value-type="float" office:value="0.96" calcext:value-type="float">
            <text:p>0,9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J8,J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_Pheonix_PT-3.5mm_2pol</text:p>
          </table:table-cell>
          <table:table-cell table:style-name="ce9" office:value-type="string" calcext:value-type="string">
            <text:p><text:a xlink:href="https://www.aliexpress.com/item/100PCS-lot-KF350-3-5mm-2P-3P-Straight-Pin-PCB-Screw-Terminal-Block-ROHS-Can-be/32797010596.html?spm=2114.search0104.3.1.587226afbxHcTS&amp;ws_ab_test=searchweb0_0,searchweb201602_1_10152_10151_10065_10344_10068_10342_10343_10340_10341_10084_10083_10618_10305_10304_10307_10306_10302_10313_10059_10184_10534_100031_10103_10627_10626_10624_10623_10622_10621_10620,searchweb201603_25,ppcSwitch_5&amp;algo_expid=b69086b6-5c20-4316-8fac-7efad826850b-0&amp;algo_pvid=b69086b6-5c20-4316-8fac-7efad826850b&amp;priceBeautifyAB=0" xlink:type="simple">https://www.aliexpress.com/item/100PCS-lot-KF350-3-5mm-2P-3P-Straight-Pin-PCB-Screw-Terminal-Block-ROHS-Can-be/32797010596.html?spm=2114.search0104.3.1.587226afbxHcTS&amp;ws_ab_test=searchweb0_0,searchweb201602_1_10152_10151_10065_10344_10068_10342_10343_10340_10341_10084_10083_10618_10305_10304_10307_10306_10302_10313_10059_10184_10534_100031_10103_10627_10626_10624_10623_10622_10621_10620,searchweb201603_25,ppcSwitch_5&amp;algo_expid=b69086b6-5c20-4316-8fac-7efad826850b-0&amp;algo_pvid=b69086b6-5c20-4316-8fac-7efad826850b&amp;priceBeautifyAB=0</text:a></text:p>
          </table:table-cell>
          <table:table-cell office:value-type="float" office:value="0.07" calcext:value-type="float">
            <text:p>0,0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-Jack-3</text:p>
          </table:table-cell>
          <table:table-cell office:value-type="string" calcext:value-type="string">
            <text:p>Jack_3.5mm_stereo_PJ-313D</text:p>
          </table:table-cell>
          <table:table-cell table:style-name="ce9" office:value-type="string" calcext:value-type="string">
            <text:p><text:a xlink:href="https://lcsc.com/product-detail/Audio-Connectors_Straight-headphone-jack_C18167.html" xlink:type="simple">https://lcsc.com/product-detail/Audio-Connectors_Straight-headphone-jack_C18167.html</text:a></text:p>
          </table:table-cell>
          <table:table-cell office:value-type="float" office:value="0.049" calcext:value-type="float">
            <text:p>0,04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H,1.5A</text:p>
          </table:table-cell>
          <table:table-cell office:value-type="string" calcext:value-type="string">
            <text:p>L_7.3x7.3_H4.5</text:p>
          </table:table-cell>
          <table:table-cell table:style-name="ce9" office:value-type="string" calcext:value-type="string">
            <text:p><text:a xlink:href="https://lcsc.com/product-detail/Power-Inductors_22uH-20_C133406.html" xlink:type="simple">https://lcsc.com/product-detail/Power-Inductors_22uH-20_C133406.html</text:a></text:p>
          </table:table-cell>
          <table:table-cell office:value-type="float" office:value="0.085" calcext:value-type="float">
            <text:p>0,08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,Q2,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MN63D8LDW</text:p>
          </table:table-cell>
          <table:table-cell office:value-type="string" calcext:value-type="string">
            <text:p>SOT-363_SC-70-6</text:p>
          </table:table-cell>
          <table:table-cell table:style-name="ce9" office:value-type="string" calcext:value-type="string">
            <text:p><text:a xlink:href="https://lcsc.com/product-detail/MOSFET_ON_NTJD5121NT1G_NTJD5121NT1G_C15215.html" xlink:type="simple">https://lcsc.com/product-detail/MOSFET_ON_NTJD5121NT1G_NTJD5121NT1G_C15215.html</text:a></text:p>
          </table:table-cell>
          <table:table-cell office:value-type="float" office:value="0.032" calcext:value-type="float">
            <text:p>0,03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,R2,R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,1%</text:p>
          </table:table-cell>
          <table:table-cell office:value-type="string" calcext:value-type="string">
            <text:p>R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RC0603FR-0710KL?qs=sGAEpiMZZMvdGkrng054t%252bZQNaZdkHZDFRS%252bk3sHilE%3D" xlink:type="simple">603-RC0603FR-0710KL</text:a>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0.002" calcext:value-type="float">
            <text:p>0,0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RC0603FR-07120RL?qs=sGAEpiMZZMvdGkrng054t8Tx25L%252bvTaR86Sc6rfhEWQ%3D" xlink:type="simple">603-RC0603FR-07120RL</text:a>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0.002" calcext:value-type="float">
            <text:p>0,0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8,R12,R13,R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RC0603JR-07470RL?qs=sGAEpiMZZMvdGkrng054t8Tx25L%252bvTaR5TDYtewjBq0%3D" xlink:type="simple">603-RC0603JR-07470RL</text:a>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0.002" calcext:value-type="float">
            <text:p>0,0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9,R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6k,1%</text:p>
          </table:table-cell>
          <table:table-cell office:value-type="string" calcext:value-type="string">
            <text:p>R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AC0603FR-0731K6L?qs=sGAEpiMZZMvdGkrng054t7zOzNqIRvGcLu2vFpoTK4k%3D" xlink:type="simple">603-AC0603FR-0731K6L</text:a></text:p>
          </table:table-cell>
          <table:table-cell table:style-name="ce9" office:value-type="float" office:value="150" calcext:value-type="float">
            <text:p>150</text:p>
          </table:table-cell>
          <table:table-cell office:value-type="float" office:value="0.005" calcext:value-type="float">
            <text:p>0,00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,1%</text:p>
          </table:table-cell>
          <table:table-cell office:value-type="string" calcext:value-type="string">
            <text:p>R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RC0603FR-07270KL?qs=sGAEpiMZZMvdGkrng054t2%252bambqrWA1nyD9aaSntevk%3D" xlink:type="simple">603-RC0603FR-07270KL</text:a>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0.002" calcext:value-type="float">
            <text:p>0,0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N1,R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*10k</text:p>
          </table:table-cell>
          <table:table-cell office:value-type="string" calcext:value-type="string">
            <text:p>R_Array_Convex_4x0402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YC124-JR-0710KL?qs=sGAEpiMZZMvrmc6UYKmaNUpN95Wrs6zDCUMa6YSkqrM%3D" xlink:type="simple">603-YC124-JR-0710KL</text:a></text:p>
          </table:table-cell>
          <table:table-cell table:style-name="ce9" office:value-type="float" office:value="150" calcext:value-type="float">
            <text:p>150</text:p>
          </table:table-cell>
          <table:table-cell office:value-type="float" office:value="0.015" calcext:value-type="float">
            <text:p>0,0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*1k</text:p>
          </table:table-cell>
          <table:table-cell office:value-type="string" calcext:value-type="string">
            <text:p>R_Array_Convex_4x0402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YC124-JR-071KL?qs=sGAEpiMZZMvrmc6UYKmaNUpN95Wrs6zDLfFA44iWrKM%3D" xlink:type="simple">603-YC124-JR-071KL</text:a>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0.015" calcext:value-type="float">
            <text:p>0,0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N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*100R</text:p>
          </table:table-cell>
          <table:table-cell office:value-type="string" calcext:value-type="string">
            <text:p>R_Array_Convex_4x0402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YC124-JR-07100RL?qs=sGAEpiMZZMvrmc6UYKmaNUpN95Wrs6zDgKYwfVP4IZE%3D" xlink:type="simple">603-YC124-JR-07100RL</text:a>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0.015" calcext:value-type="float">
            <text:p>0,0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W1,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SPST_KMR2</text:p>
          </table:table-cell>
          <table:table-cell table:style-name="ce9" office:value-type="string" calcext:value-type="string">
            <text:p><text:a xlink:href="https://lcsc.com/product-detail/Tactile-Switches_Switch-3-5mm-3-0mm-2-0MM-250G_C128941.html" xlink:type="simple">https://lcsc.com/product-detail/Tactile-Switches_Switch-3-5mm-3-0mm-2-0MM-250G_C128941.html</text:a></text:p>
          </table:table-cell>
          <table:table-cell office:value-type="float" office:value="0.067" calcext:value-type="float">
            <text:p>0,0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Tactile_SPST_Angled_PTS645Vx58-2LFS_horiz_pads</text:p>
          </table:table-cell>
          <table:table-cell table:style-name="ce9" office:value-type="string" calcext:value-type="string">
            <text:p><text:a xlink:href="https://lcsc.com/product-detail/Tactile-Switches_6-6-5Plastic-head-260G-0-25mm-Side-foot_C127680.html" xlink:type="simple">https://lcsc.com/product-detail/Tactile-Switches_6-6-5Plastic-head-260G-0-25mm-Side-foot_C127680.html</text:a></text:p>
          </table:table-cell>
          <table:table-cell office:value-type="float" office:value="0.042" calcext:value-type="float">
            <text:p>0,04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3T</text:p>
          </table:table-cell>
          <table:table-cell office:value-type="string" calcext:value-type="string">
            <text:p>SW_SP3T_PCM13</text:p>
          </table:table-cell>
          <table:table-cell table:style-name="ce9" office:value-type="string" calcext:value-type="string">
            <text:p><text:a xlink:href="https://lcsc.com/product-detail/Toggle-Switches_ALPS_SSSS812201_SSSS812201_C160878.html" xlink:type="simple">https://lcsc.com/product-detail/Toggle-Switches_ALPS_SSSS812201_SSSS812201_C160878.html</text:a></text:p>
          </table:table-cell>
          <table:table-cell office:value-type="float" office:value="0.218" calcext:value-type="float">
            <text:p>0,2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WROOM_WROVER</text:p>
          </table:table-cell>
          <table:table-cell table:style-name="ce9" office:value-type="string" calcext:value-type="string">
            <text:p><text:a xlink:href="https://goo.gl/jVEjmK" xlink:type="simple">https://goo.gl/jVEjmK</text:a></text:p>
          </table:table-cell>
          <table:table-cell office:value-type="float" office:value="3.66" calcext:value-type="float">
            <text:p>3,6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3485CN</text:p>
          </table:table-cell>
          <table:table-cell office:value-type="string" calcext:value-type="string">
            <text:p>SOIC-8_3.9x4.9mm_Pitch1.27mm</text:p>
          </table:table-cell>
          <table:table-cell table:style-name="ce9" office:value-type="string" calcext:value-type="string">
            <text:p><text:a xlink:href="https://goo.gl/gef8D4" xlink:type="simple">https://goo.gl/gef8D4</text:a></text:p>
          </table:table-cell>
          <table:table-cell office:value-type="float" office:value="0.078" calcext:value-type="float">
            <text:p>0,07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331T-E/CH</text:p>
          </table:table-cell>
          <table:table-cell office:value-type="string" calcext:value-type="string">
            <text:p>SOT-23-6</text:p>
          </table:table-cell>
          <table:table-cell table:number-columns-repeated="2"/>
          <table:table-cell table:style-name="ce9" office:value-type="string" calcext:value-type="string">
            <text:p><text:a xlink:href="http://fr.farnell.com/microchip/mcp16331t-e-ch/regulat-50v-non-synchrone-buck/dp/2448515?st=MCP16331T-E/CH" xlink:type="simple">2448515</text:a></text:p>
          </table:table-cell>
          <table:table-cell office:value-type="float" office:value="0.893" calcext:value-type="float">
            <text:p>0,893</text:p>
          </table:table-cell>
          <table:table-cell table:style-name="ce9" office:value-type="string" calcext:value-type="string">
            <text:p><text:a xlink:href="https://fr.rs-online.com/web/p/convertisseurs-buck/8417594/" xlink:type="simple">841-7594</text:a></text:p>
          </table:table-cell>
          <table:table-cell office:value-type="float" office:value="0.84" calcext:value-type="float">
            <text:p>0,84</text:p>
          </table:table-cell>
          <table:table-cell table:style-name="ce9" office:value-type="string" calcext:value-type="string">
            <text:p><text:a xlink:href="https://www.mouser.fr/ProductDetail/Microchip-Technology/MCP16331T-E-CH?qs=sGAEpiMZZMsF1ODjcwEocDJOAjoR2UmipM2JEOf5XoI%3D" xlink:type="simple">579-MCP16331T-E/CH</text:a></text:p>
          </table:table-cell>
          <table:table-cell table:style-name="ce9" office:value-type="float" office:value="55" calcext:value-type="float">
            <text:p>55</text:p>
          </table:table-cell>
          <table:table-cell office:value-type="float" office:value="0.861" calcext:value-type="float">
            <text:p>0,861</text:p>
          </table:table-cell>
          <table:table-cell table:style-name="ce9" office:value-type="string" calcext:value-type="string">
            <text:p><text:a xlink:href="https://www.digikey.fr/product-detail/fr/microchip-technology/MCP16331T-E-CH/MCP16331T-E-CHCT-ND/4972815" xlink:type="simple">MCP16331T-E/CHCT-ND</text:a></text:p>
          </table:table-cell>
          <table:table-cell office:value-type="float" office:value="0.85" calcext:value-type="float">
            <text:p>0,8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S50080-1TEA</text:p>
          </table:table-cell>
          <table:table-cell office:value-type="string" calcext:value-type="string">
            <text:p>TO-252-5_TabPin6</text:p>
          </table:table-cell>
          <table:table-cell table:number-columns-repeated="2"/>
          <table:table-cell table:style-name="ce9" office:value-type="string" calcext:value-type="string">
            <text:p><text:a xlink:href="http://fr.farnell.com/infineon/bts500801teaauma1/commut-charge-puiss-hi-side-30v/dp/2480567?st=BTS500801TEAAUMA1" xlink:type="simple">2480567</text:a></text:p>
          </table:table-cell>
          <table:table-cell office:value-type="float" office:value="1.46" calcext:value-type="float">
            <text:p>1,46</text:p>
          </table:table-cell>
          <table:table-cell table:style-name="ce9" office:value-type="string" calcext:value-type="string">
            <text:p><text:a xlink:href="https://fr.rs-online.com/web/p/commutateurs-de-puissance-intelligents/9064378/" xlink:type="simple">906-4378</text:a></text:p>
          </table:table-cell>
          <table:table-cell office:value-type="float" office:value="1.94" calcext:value-type="float">
            <text:p>1,94</text:p>
          </table:table-cell>
          <table:table-cell table:style-name="ce9" office:value-type="string" calcext:value-type="string">
            <text:p><text:a xlink:href="https://www.mouser.fr/ProductDetail/Infineon-Technologies/BTS50080-1TEA?qs=sGAEpiMZZMuCmTIBzycWfNaB4tqdZgjByBLdOq%2FzXMA%3D" xlink:type="simple">726-BTS500801TEA</text:a></text:p>
          </table:table-cell>
          <table:table-cell table:style-name="ce9" office:value-type="float" office:value="55" calcext:value-type="float">
            <text:p>55</text:p>
          </table:table-cell>
          <table:table-cell office:value-type="float" office:value="1.61" calcext:value-type="float">
            <text:p>1,61</text:p>
          </table:table-cell>
          <table:table-cell table:style-name="ce9" office:value-type="string" calcext:value-type="string">
            <text:p><text:a xlink:href="https://www.digikey.fr/product-detail/fr/infineon-technologies/BTS500801TEAAUMA1/BTS500801TEAAUMA1CT-ND/2269926" xlink:type="simple">BTS500801TEAAUMA1CT-ND</text:a></text:p>
          </table:table-cell>
          <table:table-cell office:value-type="float" office:value="1.59" calcext:value-type="float">
            <text:p>1,59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M5141</text:p>
          </table:table-cell>
          <table:table-cell office:value-type="string" calcext:value-type="string">
            <text:p>TSSOP-28_4.4x9.7mm_Pitch0.65mm</text:p>
          </table:table-cell>
          <table:table-cell table:number-columns-repeated="2"/>
          <table:table-cell table:style-name="ce11"/>
          <table:table-cell table:style-name="ce12"/>
          <table:table-cell table:style-name="ce11"/>
          <table:table-cell table:style-name="ce12"/>
          <table:table-cell table:style-name="ce9" office:value-type="string" calcext:value-type="string">
            <text:p><text:a xlink:href="https://www.mouser.fr/ProductDetail/Texas-Instruments/PCM5141PW?qs=sGAEpiMZZMv%252bLKsN4bqzyicm2bxmJgO8ut18JQuMd1g%3D" xlink:type="simple">595-PCM5141PW</text:a></text:p>
          </table:table-cell>
          <table:table-cell table:style-name="ce9"/>
          <table:table-cell office:value-type="float" office:value="4.85" calcext:value-type="float">
            <text:p>4,85</text:p>
          </table:table-cell>
          <table:table-cell table:style-name="ce12" table:number-columns-repeated="2"/>
          <table:table-cell office:value-type="string" calcext:value-type="string">
            <text:p>A commander direct chez TI ?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F4Px</text:p>
          </table:table-cell>
          <table:table-cell office:value-type="string" calcext:value-type="string">
            <text:p>TSSOP-20_4.4x6.5mm_Pitch0.65mm</text:p>
          </table:table-cell>
          <table:table-cell table:number-columns-repeated="2"/>
          <table:table-cell table:style-name="ce9" office:value-type="string" calcext:value-type="string">
            <text:p><text:a xlink:href="http://fr.farnell.com/stmicroelectronics/stm32f030f4p6tr/mcu-32-bits-cortex-m0-48mhz-tssop/dp/2432084?st=STM32F030F4P6TR" xlink:type="simple">2432084</text:a></text:p>
          </table:table-cell>
          <table:table-cell office:value-type="float" office:value="0.759" calcext:value-type="float">
            <text:p>0,759</text:p>
          </table:table-cell>
          <table:table-cell table:number-columns-repeated="2"/>
          <table:table-cell table:style-name="ce9" office:value-type="string" calcext:value-type="string">
            <text:p><text:a xlink:href="https://www.mouser.fr/ProductDetail/STMicroelectronics/STM32F030F4P6TR?qs=sGAEpiMZZMuoKKEcg8mMKObUWsHvjjX1PNaQteOqN7BQtXac9iUwug%3D%3D" xlink:type="simple">511-STM32F030F4P6TR</text:a></text:p>
          </table:table-cell>
          <table:table-cell table:style-name="ce9" office:value-type="float" office:value="35" calcext:value-type="float">
            <text:p>35</text:p>
          </table:table-cell>
          <table:table-cell office:value-type="float" office:value="0.731" calcext:value-type="float">
            <text:p>0,731</text:p>
          </table:table-cell>
          <table:table-cell table:style-name="ce9" office:value-type="string" calcext:value-type="string">
            <text:p><text:a xlink:href="https://www.digikey.fr/product-detail/fr/stmicroelectronics/STM32F030F4P6TR/497-17333-1-ND/7650385" xlink:type="simple">497-17333-1-ND</text:a></text:p>
          </table:table-cell>
          <table:table-cell office:value-type="float" office:value="0.755" calcext:value-type="float">
            <text:p>0,755</text:p>
          </table:table-cell>
          <table:table-cell table:number-columns-repeated="100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KXKM_audio_battery_module.A5:KXKM_audio_battery_module.AMJ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 style:data-style-name="N2" text:time-value="11:42:38.709975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3-30T12:05:04.174864392</dc:date>
    <meta:editing-duration>PT5H20M6S</meta:editing-duration>
    <meta:editing-cycles>20</meta:editing-cycles>
    <meta:document-statistic meta:table-count="1" meta:cell-count="273" meta:object-count="0"/>
  </office:meta>
</office:document-meta>
</file>